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c9d1d9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c9d1d9" loext:opacity="100%" fo:letter-spacing="normal" style:font-name-asian="apple-system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通过</text:span><text:span text:style-name="T1">GitHub</text:span><text:span text:style-name="T2">的</text:span><text:span text:style-name="T1">actions </text:span><text:span text:style-name="T2">自动采集节点 生成订阅信息</text:span> </text:p>
      <text:p text:style-name="Standard"/>
      <text:p text:style-name="Standard">通过GitHub的actions 自动采集节点 生成订阅信息</text:p>
      <text:p text:style-name="Standard"/>
      <text:p text:style-name="Standard"><text:a xlink:type="simple" xlink:href="https://github.com/skywolf627/VmessActions" text:style-name="Internet_20_link" text:visited-style-name="Visited_20_Internet_20_Link">https://github.com/skywolf627/VmessActions</text:a></text:p>
      <text:p text:style-name="Standard"/>
      <text:p text:style-name="Standard">自述文件</text:p>
      <text:p text:style-name="Standard">发行版</text:p>
      <text:p text:style-name="Standard"/>
      <text:p text:style-name="Standard"><text:a xlink:type="simple" xlink:href="https://github.com/BoyceLig/ClashR_for_Windows" text:style-name="Internet_20_link" text:visited-style-name="Visited_20_Internet_20_Link">https://github.com/BoyceLig/ClashR_for_Windows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0:25:13.303000000</meta:creation-date>
    <dc:date>2021-05-28T10:27:46.866000000</dc:date>
    <meta:editing-duration>PT2M41S</meta:editing-duration>
    <meta:editing-cycles>1</meta:editing-cycles>
    <meta:document-statistic meta:table-count="0" meta:image-count="0" meta:object-count="0" meta:page-count="1" meta:paragraph-count="6" meta:word-count="43" meta:character-count="156" meta:non-whitespace-character-count="151"/>
    <meta:generator>LibreOffice/7.1.2.2$Windows_X86_64 LibreOffice_project/8a45595d069ef5570103caea1b71cc9d82b2aae4</meta:generator>
  </office:meta>
</office:document-meta>
</file>